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090000034B00000A81E12A268A2D325D8D.svm" manifest:media-type="image/x-svm"/>
  <manifest:file-entry manifest:full-path="Pictures/10000200000000BD0000002E55D6995CBCE0C1AC.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20000000211000000034E75C50609767077.png" manifest:media-type="image/png"/>
  <manifest:file-entry manifest:full-path="Pictures/1000000000000228000001E4EDF5844A01D053B6.png" manifest:media-type="image/png"/>
  <manifest:file-entry manifest:full-path="Pictures/2000000C000036B00000004DF21375D195FF2E5D.svm" manifest:media-type="image/x-svm"/>
  <manifest:file-entry manifest:full-path="Pictures/100002000000002000000066A8A7A12B0AB89247.png" manifest:media-type="image/png"/>
  <manifest:file-entry manifest:full-path="Pictures/10000200000001CD00000003AC1A026A385DA02F.png" manifest:media-type="image/png"/>
  <manifest:file-entry manifest:full-path="Pictures/10000000000005DC0000046503A3F12E95B6C7D7.jpg" manifest:media-type="image/jpeg"/>
  <manifest:file-entry manifest:full-path="Pictures/2000000C00002FA90000004D7C79432585F84F8F.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Comic Sans MS2" svg:font-family="'Comic Sans MS'"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3" svg:font-family="'Comic Sans MS'" style:font-adornments="Normal" style:font-family-generic="script" style:font-pitch="variable"/>
    <style:font-face style:name="Times New Roman2" svg:font-family="'Times New Roman'"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5"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outline1">
      <style:graphic-properties draw:auto-grow-height="true" fo:min-height="11.5cm"/>
    </style:style>
    <style:style style:name="pr6" style:family="presentation" style:parent-style-name="Origami_20_-_20_Page-notes">
      <style:graphic-properties draw:fill-color="#ffffff" fo:min-height="11.429cm"/>
    </style:style>
    <style:style style:name="pr7" style:family="presentation" style:parent-style-name="Origami_20_-_20_Page-title">
      <style:graphic-properties draw:auto-grow-height="true" fo:min-height="3.18cm"/>
    </style:style>
    <style:style style:name="P1" style:family="paragraph">
      <style:text-properties style:font-name="Comic Sans MS1"/>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bbe0e3"/>
      <style:text-properties fo:font-size="12pt"/>
    </style:style>
    <style:style style:name="T1" style:family="text">
      <style:text-properties style:font-name="Comic Sans MS1" fo:language="fr" fo:country="F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p>
          </draw:text-box>
        </draw:frame>
        <presentation:notes draw:style-name="dp2">
          <draw:page-thumbnail draw:style-name="gr1"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layer="layout" svg:width="12.129cm" svg:height="3.18cm" svg:x="12cm" svg:y="0.89cm" presentation:class="title" presentation:user-transformed="true">
          <draw:text-box>
            <text:p text:style-name="P3">Sommaire :</text:p>
          </draw:text-box>
        </draw:frame>
        <draw:frame presentation:style-name="Origami_20_-_20_Page-subtitle" draw:layer="layout" svg:width="14.129cm" svg:height="14.176cm" svg:x="10cm" svg:y="4.324cm" presentation:class="subtitle" presentation:user-transformed="true">
          <draw:text-box>
            <text:list text:style-name="L2">
              <text:list-item>
                <text:p><text:s/>La MDL et leurs besoins</text:p>
              </text:list-item>
              <text:list-item>
                <text:p>Diagrammes SYSML</text:p>
                <text:list>
                  <text:list-item>
                    <text:p>Cas d’utilisation du projet</text:p>
                  </text:list-item>
                  <text:list-item>
                    <text:p>Mon cas d’utilisation</text:p>
                  </text:list-item>
                  <text:list-item>
                    <text:p/>
                  </text:list-item>
                  <text:list-item>
                    <text:p/>
                  </text:list-item>
                </text:list>
              </text:list-item>
              <text:list-item>
                <text:p/>
                <text:p/>
              </text:list-item>
            </text:list>
          </draw:text-box>
        </draw:frame>
        <presentation:notes draw:style-name="dp4">
          <draw:page-thumbnail draw:style-name="gr1" draw:layer="layout" svg:width="12.699cm" svg:height="9.524cm" svg:x="3.175cm" svg:y="1.93cm" draw:page-number="2" presentation:class="page"/>
          <draw:frame presentation:style-name="pr4" draw:text-style-name="P4"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2cm" svg:y="0.76cm" presentation:class="title" presentation:user-transformed="true">
          <draw:text-box>
            <text:p>I. La MDL et leurs besoins</text:p>
          </draw:text-box>
        </draw:frame>
        <draw:frame presentation:style-name="pr5"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3" presentation:class="page"/>
          <draw:frame presentation:style-name="pr6"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1T1" presentation:use-date-time-name="dtd1">
        <office:forms form:automatic-focus="false" form:apply-design-mode="false"/>
        <draw:frame presentation:style-name="pr7" draw:layer="layout" svg:width="12.129cm" svg:height="3.18cm" svg:x="12cm" svg:y="0.76cm" presentation:class="title" presentation:placeholder="true">
          <draw:text-box/>
        </draw:frame>
        <draw:frame presentation:style-name="pr5"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4" presentation:class="page"/>
          <draw:frame presentation:style-name="pr6"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7" draw:layer="layout" svg:width="12.129cm" svg:height="3.18cm" svg:x="12cm" svg:y="0.76cm" presentation:class="title" presentation:placeholder="true">
          <draw:text-box/>
        </draw:frame>
        <draw:frame presentation:style-name="pr5"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5" presentation:class="page"/>
          <draw:frame presentation:style-name="pr6" draw:text-style-name="P2"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7" draw:layer="layout" svg:width="12.129cm" svg:height="3.18cm" svg:x="12cm" svg:y="0.76cm" presentation:class="title" presentation:placeholder="true">
          <draw:text-box/>
        </draw:frame>
        <draw:frame presentation:style-name="pr5"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6" presentation:class="page"/>
          <draw:frame presentation:style-name="pr6"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7" draw:layer="layout" svg:width="12.129cm" svg:height="3.18cm" svg:x="12cm" svg:y="0.76cm" presentation:class="title" presentation:placeholder="true">
          <draw:text-box/>
        </draw:frame>
        <draw:frame presentation:style-name="pr5"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7" presentation:class="page"/>
          <draw:frame presentation:style-name="pr6"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Comic Sans MS2" svg:font-family="'Comic Sans MS'"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3" svg:font-family="'Comic Sans MS'" style:font-adornments="Normal" style:font-family-generic="script" style:font-pitch="variable"/>
    <style:font-face style:name="Times New Roman2" svg:font-family="'Times New Roman'"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5"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fo:text-align="end"/>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fo:text-align="end"/>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fo:text-align="end"/>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fo:text-align="end"/>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fo:text-align="end"/>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3"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Comic Sans MS1" fo:font-family="'Comic Sans MS'" style:font-family-generic="script"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outline1">
      <style:graphic-properties fo:min-height="11.5cm"/>
    </style:style>
    <style:style style:name="Mpr6" style:family="presentation" style:parent-style-name="Origami_20_-_20_Page-backgroundobjects">
      <style:graphic-properties draw:stroke="none" draw:fill="none" draw:fill-color="#ffffff" draw:auto-grow-height="false" fo:min-height="1.314cm"/>
    </style:style>
    <style:style style:name="Mpr7" style:family="presentation" style:parent-style-name="Origami_20_-_20_Page-backgroundobjects">
      <style:graphic-properties draw:stroke="none" draw:fill="none" draw:fill-color="#ffffff" draw:textarea-vertical-align="bottom" draw:auto-grow-height="false" fo:min-height="1.314cm"/>
    </style:style>
    <style:style style:name="Mpr8" style:family="presentation" style:parent-style-name="Origami_20_-_20_Page-backgroundobjects">
      <style:graphic-properties draw:stroke="none" draw:fill="none" draw:fill-color="#ffffff" draw:auto-grow-height="false" fo:min-height="1.27cm"/>
    </style:style>
    <style:style style:name="Mpr9" style:family="presentation" style:parent-style-name="Origami_20_-_20_Page-backgroundobjects">
      <style:graphic-properties draw:stroke="none" draw:fill="none" draw:fill-color="#ffffff" draw:textarea-vertical-align="bottom" draw:auto-grow-height="false" fo:min-height="1.27cm"/>
    </style:style>
    <style:style style:name="Mpr10" style:family="presentation" style:parent-style-name="Old_20_Style_20_Title-backgroundobjects">
      <style:graphic-properties draw:stroke="none" draw:fill="none" draw:fill-color="#ffffff" draw:auto-grow-height="false" fo:min-height="1.314cm"/>
    </style:style>
    <style:style style:name="Mpr11" style:family="presentation" style:parent-style-name="Old_20_Style_20_Title-backgroundobjects">
      <style:graphic-properties draw:stroke="none" draw:fill="none" draw:fill-color="#ffffff" draw:auto-grow-height="false" fo:min-height="1.27cm"/>
    </style:style>
    <style:style style:name="Mpr12" style:family="presentation" style:parent-style-name="Old_20_Style_20_Title-backgroundobjects">
      <style:graphic-properties draw:stroke="none" draw:fill="none" draw:fill-color="#ffffff" draw:textarea-vertical-align="bottom" draw:auto-grow-height="false" fo:min-height="1.27cm"/>
    </style:style>
    <style:style style:name="Mpr13" style:family="presentation" style:parent-style-name="Origami_20_-_20_Title-title">
      <style:graphic-properties draw:auto-grow-height="false" fo:min-height="3.181cm"/>
    </style:style>
    <style:style style:name="Mpr14" style:family="presentation" style:parent-style-name="Origami_20_-_20_Title-backgroundobjects">
      <style:graphic-properties draw:stroke="none" draw:fill="none" draw:fill-color="#ffffff" draw:auto-grow-height="false" fo:min-height="1.314cm"/>
    </style:style>
    <style:style style:name="Mpr15" style:family="presentation" style:parent-style-name="Origami_20_-_20_Title-backgroundobjects">
      <style:graphic-properties draw:stroke="none" draw:fill="none" draw:fill-color="#ffffff" draw:auto-grow-height="false" fo:min-height="1.27cm"/>
    </style:style>
    <style:style style:name="Mpr16" style:family="presentation" style:parent-style-name="Origami_20_-_20_Title-backgroundobjects">
      <style:graphic-properties draw:stroke="none" draw:fill="none" draw:fill-color="#ffffff" draw:textarea-vertical-align="bottom" draw:auto-grow-height="false" fo:min-height="1.27cm"/>
    </style:style>
    <style:style style:name="Mpr17"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8"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Calibri" fo:font-size="12pt" style:font-size-asian="12pt" style:font-size-complex="12pt"/>
    </style:style>
    <style:style style:name="MP13" style:family="paragraph">
      <loext:graphic-properties draw:fill="none" draw:fill-color="#ffffff"/>
      <style:paragraph-properties fo:text-align="end"/>
      <style:text-properties fo:color="#898989" style:font-name="Calibri" fo:font-size="12pt" style:font-size-asian="12pt" style:font-size-complex="12pt"/>
    </style:style>
    <style:style style:name="MP14" style:family="paragraph">
      <loext:graphic-properties draw:fill="gradient" draw:fill-color="#99ccff" draw:fill-gradient-name="Gradient_20_10"/>
      <style:paragraph-properties style:font-independent-line-spacing="true"/>
      <style:text-properties fo:font-size="18pt"/>
    </style:style>
    <style:style style:name="MP15" style:family="paragraph">
      <loext:graphic-properties draw:fill="none" draw:fill-color="#ffffff"/>
      <style:paragraph-properties fo:text-align="center" style:writing-mode="lr-tb"/>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cm" fo:margin-right="0cm" fo:line-height="100%" fo:text-indent="0cm"/>
    </style:style>
    <style:style style:name="MP18"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1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0" style:family="paragraph">
      <loext:graphic-properties draw:fill="gradient" draw:fill-gradient-name="Gradient_20_8"/>
      <style:paragraph-properties style:font-independent-line-spacing="true"/>
      <style:text-properties fo:font-size="18pt"/>
    </style:style>
    <style:style style:name="MP21" style:family="paragraph">
      <style:paragraph-properties fo:margin-left="0cm" fo:margin-right="0cm" fo:margin-top="0cm" fo:margin-bottom="0cm" fo:text-align="start" fo:text-indent="0cm" style:punctuation-wrap="hanging"/>
      <style:text-properties fo:hyphenate="false"/>
    </style:style>
    <style:style style:name="MP22"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3" style:family="paragraph">
      <style:paragraph-properties fo:margin-left="0cm" fo:margin-right="0cm" fo:margin-top="0.317cm" fo:margin-bottom="0cm" fo:text-align="start" fo:text-indent="0cm" style:punctuation-wrap="hanging"/>
      <style:text-properties fo:hyphenate="false"/>
    </style:style>
    <style:style style:name="MP24" style:family="paragraph">
      <loext:graphic-properties draw:fill="solid" draw:fill-color="#ffffff"/>
      <style:paragraph-properties fo:text-align="center"/>
    </style:style>
    <style:style style:name="MP25" style:family="paragraph">
      <style:paragraph-properties fo:margin-left="0cm" fo:margin-right="0cm" fo:text-indent="0cm" style:writing-mode="lr-tb"/>
    </style:style>
    <style:style style:name="MP26" style:family="paragraph">
      <loext:graphic-properties draw:fill="none" draw:fill-color="#bbe0e3"/>
      <style:paragraph-properties fo:margin-left="0cm" fo:margin-right="0cm" fo:text-indent="0cm" style:writing-mode="lr-tb" style:font-independent-line-spacing="true"/>
    </style:style>
    <style:style style:name="MP27" style:family="paragraph">
      <style:paragraph-properties fo:margin-left="0cm" fo:margin-right="0cm" fo:text-align="end" fo:text-indent="0cm" style:writing-mode="lr-tb"/>
    </style:style>
    <style:style style:name="MP28"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style:font-name="Arial1" fo:font-size="14pt" style:font-size-asian="14pt" style:font-size-complex="14pt"/>
    </style:style>
    <style:style style:name="MT9" style:family="text">
      <style:text-properties style:font-name="Comic Sans MS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Origami_20_-_20_Page-title" draw:layer="backgroundobjects" svg:width="12.129cm" svg:height="3.18cm" svg:x="12cm" svg:y="0.76cm" presentation:class="title" presentation:placeholder="true">
        <draw:text-box/>
      </draw:frame>
      <draw:frame presentation:style-name="Mpr5"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presentation:style-name="Mpr6"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7" draw:text-style-name="MP13" draw:layer="backgroundobjects" svg:width="6.628cm" svg:height="1.313cm" svg:x="17.5cm" svg:y="17.5cm" presentation:class="page-number">
        <draw:text-box>
          <text:p text:style-name="MP12"><text:span text:style-name="MT6"><text:page-number>&lt;numéro&gt;</text:page-number></text:span><text:span text:style-name="MT6">/</text:span><text:span text:style-name="MT6"><text:page-count>7</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0" draw:text-style-name="MP2" draw:layer="backgroundobjects" svg:width="5.917cm" svg:height="1.313cm" svg:x="1.27cm" svg:y="17.354cm" presentation:class="date-time">
        <draw:text-box>
          <text:p text:style-name="MP1"><text:span text:style-name="MT7"><presentation:date-time/></text:span></text:p>
        </draw:text-box>
      </draw:frame>
      <draw:frame presentation:style-name="Mpr10" draw:text-style-name="MP10" draw:layer="backgroundobjects" svg:width="8.05cm" svg:height="1.313cm" svg:x="8.686cm" svg:y="17.354cm" presentation:class="footer">
        <draw:text-box>
          <text:p text:style-name="MP9"><text:span text:style-name="MT1"><presentation:footer/></text:span></text:p>
        </draw:text-box>
      </draw:frame>
      <draw:frame presentation:style-name="Mpr10"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6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3"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4" draw:text-style-name="MP2" draw:layer="backgroundobjects" svg:width="5.917cm" svg:height="1.313cm" svg:x="3.842cm" svg:y="7.387cm" presentation:class="date-time">
        <draw:text-box>
          <text:p text:style-name="MP9"><text:span text:style-name="MT8"><presentation:date-time/></text:span></text:p>
        </draw:text-box>
      </draw:frame>
      <draw:frame presentation:style-name="Mpr14" draw:text-style-name="MP10" draw:layer="backgroundobjects" svg:width="8.05cm" svg:height="1.313cm" svg:x="8.686cm" svg:y="17.354cm" presentation:class="footer">
        <draw:text-box>
          <text:p text:style-name="MP9"><text:span text:style-name="MT1"><presentation:footer/></text:span></text:p>
        </draw:text-box>
      </draw:frame>
      <draw:frame presentation:style-name="Mpr14" draw:text-style-name="MP4" draw:layer="backgroundobjects" svg:width="5.917cm" svg:height="1.313cm" svg:x="18.211cm" svg:y="17.354cm" presentation:class="page-number">
        <draw:text-box>
          <text:p text:style-name="MP3"><text:span text:style-name="MT9"><text:page-number>&lt;numéro&gt;</text:page-number></text:span><text:span text:style-name="MT9">/</text:span><text:span text:style-name="MT9"><text:page-count>7</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4"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5" draw:layer="backgroundobjects" svg:x1="9.3cm" svg:y1="3.926cm" svg:x2="9.3cm" svg:y2="16.326cm">
        <text:p/>
      </draw:line>
      <draw:custom-shape draw:name="Espace réservé du titre 1" draw:style-name="Mgr11" draw:text-style-name="MP16"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18" draw:layer="backgroundobjects" svg:width="13.9cm" svg:height="0.684cm" svg:x="11.099cm" svg:y="18.323cm">
        <text:list text:style-name="ML4">
          <text:list-header>
            <text:p text:style-name="MP17"><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5" draw:layer="backgroundobjects" svg:x1="9.3cm" svg:y1="3.926cm" svg:x2="9.3cm" svg:y2="16.326cm">
        <text:p/>
      </draw:line>
      <draw:custom-shape draw:style-name="Mgr13" draw:text-style-name="MP18" draw:layer="backgroundobjects" svg:width="7.867cm" svg:height="4.833cm" svg:x="0.833cm" svg:y="4.724cm">
        <text:list text:style-name="ML5">
          <text:list-header>
            <text:p text:style-name="MP17"><text:span text:style-name="MT12">You can use this </text:span><text:span text:style-name="MT13">OpenOffice Impress</text:span><text:span text:style-name="MT12"> template for </text:span></text:p>
            <text:p text:style-name="MP17"><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19" draw:layer="backgroundobjects" svg:width="22.86cm" svg:height="1.821cm" svg:x="1.27cm" svg:y="0.764cm">
        <text:list text:style-name="ML5">
          <text:list-header>
            <text:p text:style-name="MP17"><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0"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2" draw:layer="backgroundobjects" svg:width="7.866cm" svg:height="5.155cm" svg:x="0.833cm" svg:y="10.124cm">
        <text:p text:style-name="MP21"><text:span text:style-name="MT15">The copyright statement we require you to include when you use our material is:</text:span></text:p>
        <text:p text:style-name="MP21"><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2" draw:layer="backgroundobjects" svg:width="5.916cm" svg:height="1.52cm" svg:x="1.224cm" svg:y="17.104cm">
        <text:p text:style-name="MP21"><text:span text:style-name="MT18"><text:a xlink:href="http://www.showeet.com/" xlink:type="simple">http://</text:a></text:span><text:span text:style-name="MT18"><text:a xlink:href="http://www.showeet.com/" xlink:type="simple">www.showeet.com</text:a></text:span></text:p>
        <text:p text:style-name="MP21"><text:span text:style-name="MT18"/></text:p>
        <text:p text:style-name="MP21"><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2" draw:layer="backgroundobjects" svg:width="13.1cm" svg:height="15.89cm" svg:x="11.099cm" svg:y="4.023cm">
        <text:p text:style-name="MP21"><text:span text:style-name="MT19">With the use of this free </text:span><text:span text:style-name="MT20">template </text:span><text:span text:style-name="MT19">you accept the following use and license conditions.</text:span></text:p>
        <text:p text:style-name="MP23"><text:span text:style-name="MT18"/></text:p>
        <text:p text:style-name="MP23"><text:span text:style-name="MT21">You</text:span><text:span text:style-name="MT22"> are </text:span><text:span text:style-name="MT21">free</text:span><text:span text:style-name="MT22">:</text:span></text:p>
        <text:p text:style-name="MP23"><text:span text:style-name="MT23"/></text:p>
        <text:p text:style-name="MP23"><text:span text:style-name="MT24">To Share</text:span><text:span text:style-name="MT21"> — to copy, distribute and transmit the work</text:span></text:p>
        <text:p text:style-name="MP23"><text:span text:style-name="MT21">Under the following conditions:</text:span></text:p>
        <text:p text:style-name="MP23"><text:span text:style-name="MT23"/></text:p>
        <text:p text:style-name="MP23"><text:span text:style-name="MT24">Attribution</text:span><text:span text:style-name="MT21"> — You must attribute the work in the manner specified by the author or licensor (but not in any way that suggests that they endorse you or your use of the work).</text:span></text:p>
        <text:p text:style-name="MP23"><text:span text:style-name="MT24">No Derivative Works</text:span><text:span text:style-name="MT21"> — You may not alter, transform, or build upon this work.</text:span></text:p>
        <text:p text:style-name="MP23"><text:span text:style-name="MT25"/></text:p>
        <text:p text:style-name="MP23"><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3"><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4" draw:layer="backgroundobjects" svg:width="19.05cm" svg:height="25.4cm" svg:x="0cm" svg:y="0cm">
          <text:p/>
        </draw:rect>
        <draw:frame presentation:style-name="Mpr17" draw:text-style-name="MP26" draw:layer="backgroundobjects" svg:width="8.255cm" svg:height="1.271cm" svg:x="-0.001cm" svg:y="0cm" presentation:class="header">
          <draw:text-box>
            <text:list text:style-name="ML1">
              <text:list-header>
                <text:p text:style-name="MP25"><text:span text:style-name="MT28"><presentation:header/></text:span></text:p>
              </text:list-header>
            </text:list>
          </draw:text-box>
        </draw:frame>
        <draw:frame presentation:style-name="Mpr17" draw:text-style-name="MP28" draw:layer="backgroundobjects" svg:width="8.255cm" svg:height="1.271cm" svg:x="10.79cm" svg:y="0cm" presentation:class="date-time">
          <draw:text-box>
            <text:list text:style-name="ML1">
              <text:list-header>
                <text:p text:style-name="MP27"><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8" draw:text-style-name="MP26" draw:layer="backgroundobjects" svg:width="8.255cm" svg:height="1.271cm" svg:x="-0.001cm" svg:y="24.125cm" presentation:class="footer">
          <draw:text-box>
            <text:list text:style-name="ML1">
              <text:list-header>
                <text:p text:style-name="MP25"><text:span text:style-name="MT28"><presentation:footer/></text:span></text:p>
              </text:list-header>
            </text:list>
          </draw:text-box>
        </draw:frame>
        <draw:frame presentation:style-name="Mpr18" draw:text-style-name="MP28" draw:layer="backgroundobjects" svg:width="8.255cm" svg:height="1.271cm" svg:x="10.79cm" svg:y="24.125cm" presentation:class="page-number">
          <draw:text-box>
            <text:list text:style-name="ML1">
              <text:list-header>
                <text:p text:style-name="MP27"><text:span text:style-name="MT28"><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1H7M30S</meta:editing-duration>
    <meta:editing-cycles>7</meta:editing-cycles>
    <dc:title>Origami</dc:title>
    <meta:creation-date>2012-08-31T17:24:26.06</meta:creation-date>
    <dc:description>Free template released by Showeet.com</dc:description>
    <dc:date>2020-01-23T16:22:50.606455644</dc:date>
    <meta:document-statistic meta:object-count="134"/>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